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1f0742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2cf6" officeooo:paragraph-rsid="00092cf6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0e6" officeooo:paragraph-rsid="0030e0e6" style:font-size-asian="22pt" style:font-weight-asian="bold" style:font-name-complex="Nirmala UI2" style:font-size-complex="2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Table_20_Contents">
      <style:text-properties officeooo:paragraph-rsid="00225723"/>
    </style:style>
    <style:style style:name="P45" style:family="paragraph" style:parent-style-name="Standard">
      <style:text-properties fo:font-size="18pt" officeooo:paragraph-rsid="000f5821" style:font-size-asian="18pt" style:font-size-complex="18pt"/>
    </style:style>
    <style:style style:name="P4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7" style:family="paragraph" style:parent-style-name="Footer">
      <style:text-properties style:font-name="Nirmala UI" officeooo:paragraph-rsid="0020e4b5" style:font-name-complex="Nirmala UI2"/>
    </style:style>
    <style:style style:name="P48" style:family="paragraph" style:parent-style-name="Footer">
      <style:text-properties style:font-name="Nirmala UI" officeooo:paragraph-rsid="002f4fe4" style:font-name-complex="Nirmala UI2"/>
    </style:style>
    <style:style style:name="P4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2" style:family="paragraph" style:parent-style-name="Standard">
      <style:text-properties officeooo:paragraph-rsid="0031fb27"/>
    </style:style>
    <style:style style:name="P5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officeooo:rsid="001fa79b" officeooo:paragraph-rsid="001fa79b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rsid="00173ffe" officeooo:paragraph-rsid="001eb7fc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officeooo:rsid="00173ffe" officeooo:paragraph-rsid="001b101e" style:font-size-asian="14pt" style:font-name-complex="Nirmala UI2" style:font-size-complex="14pt"/>
    </style:style>
    <style:style style:name="P57" style:family="paragraph" style:parent-style-name="Table_20_Contents">
      <style:text-properties style:font-name="Nirmala UI" fo:font-size="14pt" officeooo:rsid="001eb7fc" officeooo:paragraph-rsid="001eb7fc" style:font-size-asian="14pt" style:font-name-complex="Nirmala UI2" style:font-size-complex="14pt"/>
    </style:style>
    <style:style style:name="P58" style:family="paragraph" style:parent-style-name="Table_20_Contents">
      <style:text-properties style:font-name="Nirmala UI" fo:font-size="14pt" officeooo:rsid="001eb7fc" officeooo:paragraph-rsid="0006737a" style:font-size-asian="14pt" style:font-name-complex="Nirmala UI2" style:font-size-complex="14pt"/>
    </style:style>
    <style:style style:name="P59" style:family="paragraph" style:parent-style-name="Table_20_Contents">
      <style:text-properties style:font-name="Nirmala UI" fo:font-size="14pt" officeooo:rsid="00146541" officeooo:paragraph-rsid="001eb7fc" style:font-size-asian="14pt" style:font-name-complex="Nirmala UI2" style:font-size-complex="14pt"/>
    </style:style>
    <style:style style:name="P60" style:family="paragraph" style:parent-style-name="Table_20_Contents">
      <style:text-properties style:font-name="Nirmala UI" fo:font-size="14pt" officeooo:rsid="0017c5e6" officeooo:paragraph-rsid="001eb7fc" style:font-size-asian="14pt" style:font-name-complex="Nirmala UI2" style:font-size-complex="14pt"/>
    </style:style>
    <style:style style:name="P61" style:family="paragraph" style:parent-style-name="Table_20_Contents">
      <style:text-properties style:font-name="Nirmala UI" fo:font-size="14pt" officeooo:rsid="0017c5e6" officeooo:paragraph-rsid="001fa79b" style:font-size-asian="14pt" style:font-name-complex="Nirmala UI2" style:font-size-complex="14pt"/>
    </style:style>
    <style:style style:name="P62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31fb27" style:font-size-asian="14pt" style:font-weight-asian="bold" style:font-name-complex="Nirmala UI2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59f3e" officeooo:paragraph-rsid="00059f3e" style:font-size-asian="14pt" style:font-weight-asian="bold" style:font-name-complex="Nirmala UI2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59f3e" officeooo:paragraph-rsid="001cefb6" style:font-size-asian="14pt" style:font-weight-asian="bold" style:font-name-complex="Nirmala UI2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59f3e" officeooo:paragraph-rsid="0031fb27" style:font-size-asian="18pt" style:font-weight-asian="bold" style:font-name-complex="Nirmala UI2" style:font-size-complex="18pt"/>
    </style:style>
    <style:style style:name="P68" style:family="paragraph" style:parent-style-name="Table_20_Contents">
      <style:paragraph-properties fo:text-align="center" style:justify-single-word="false"/>
      <style:text-properties style:font-name="Nirmala UI" fo:font-size="18pt" fo:font-weight="bold" officeooo:paragraph-rsid="0031fb27" style:font-size-asian="18pt" style:font-weight-asian="bold" style:font-name-complex="Nirmala UI2" style:font-size-complex="18pt"/>
    </style:style>
    <style:style style:name="P69" style:family="paragraph" style:parent-style-name="Table_20_Contents">
      <style:text-properties style:font-name="Nirmala UI" fo:font-size="16pt" officeooo:rsid="001fa79b" officeooo:paragraph-rsid="0031fb27" style:font-size-asian="16pt" style:font-name-complex="Nirmala UI2" style:font-size-complex="18pt"/>
    </style:style>
    <style:style style:name="P70" style:family="paragraph" style:parent-style-name="Table_20_Contents">
      <style:text-properties style:font-name="Nirmala UI" fo:font-size="16pt" officeooo:rsid="00173ffe" officeooo:paragraph-rsid="0031fb27" style:font-size-asian="16pt" style:font-name-complex="Nirmala UI2" style:font-size-complex="18pt"/>
    </style:style>
    <style:style style:name="P71" style:family="paragraph" style:parent-style-name="Table_20_Contents">
      <style:text-properties style:font-name="Nirmala UI" fo:font-size="16pt" officeooo:rsid="001eb7fc" officeooo:paragraph-rsid="0031fb27" style:font-size-asian="16pt" style:font-name-complex="Nirmala UI2" style:font-size-complex="18pt"/>
    </style:style>
    <style:style style:name="P72" style:family="paragraph" style:parent-style-name="Table_20_Contents">
      <style:text-properties style:font-name="Nirmala UI" fo:font-size="16pt" officeooo:rsid="00146541" officeooo:paragraph-rsid="0031fb27" style:font-size-asian="16pt" style:font-name-complex="Nirmala UI2" style:font-size-complex="18pt"/>
    </style:style>
    <style:style style:name="P73" style:family="paragraph" style:parent-style-name="Table_20_Contents">
      <style:text-properties style:font-name="Nirmala UI" fo:font-size="16pt" officeooo:rsid="0017c5e6" officeooo:paragraph-rsid="0031fb27" style:font-size-asian="16pt" style:font-name-complex="Nirmala UI2" style:font-size-complex="18pt"/>
    </style:style>
    <style:style style:name="P74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75" style:family="paragraph" style:parent-style-name="Table_20_Contents">
      <style:text-properties officeooo:rsid="001eb7fc" officeooo:paragraph-rsid="0031fb27"/>
    </style:style>
    <style:style style:name="P76" style:family="paragraph" style:parent-style-name="Table_20_Contents">
      <style:paragraph-properties fo:text-align="start" style:justify-single-word="false"/>
      <style:text-properties fo:font-size="20pt" fo:text-shadow="none" officeooo:rsid="001eb7fc" officeooo:paragraph-rsid="0031fb27" style:font-size-asian="20pt" style:font-size-complex="20pt"/>
    </style:style>
    <style:style style:name="P77" style:family="paragraph" style:parent-style-name="Table_20_Contents">
      <style:text-properties fo:font-size="22pt" officeooo:paragraph-rsid="0031fb27" style:font-size-asian="22pt"/>
    </style:style>
    <style:style style:name="P78" style:family="paragraph" style:parent-style-name="Table_20_Contents">
      <style:paragraph-properties fo:text-align="center" style:justify-single-word="false"/>
      <style:text-properties fo:font-size="22pt" officeooo:paragraph-rsid="001fa79b" style:font-size-asian="22pt" style:font-size-complex="22pt"/>
    </style:style>
    <style:style style:name="P79" style:family="paragraph" style:parent-style-name="Table_20_Contents">
      <style:paragraph-properties fo:text-align="center" style:justify-single-word="false"/>
      <style:text-properties fo:font-size="22pt" officeooo:paragraph-rsid="001b101e" style:font-size-asian="22pt" style:font-size-complex="22pt"/>
    </style:style>
    <style:style style:name="P80" style:family="paragraph" style:parent-style-name="Table_20_Contents">
      <style:text-properties officeooo:paragraph-rsid="0031fb27"/>
    </style:style>
    <style:style style:name="P81" style:family="paragraph" style:parent-style-name="Table_20_Contents">
      <style:text-properties fo:font-size="14pt" style:font-size-asian="14pt" style:font-size-complex="14pt"/>
    </style:style>
    <style:style style:name="P82" style:family="paragraph" style:parent-style-name="Table_20_Contents">
      <style:text-properties fo:font-size="14pt" officeooo:paragraph-rsid="001fa79b" style:font-size-asian="14pt" style:font-size-complex="14pt"/>
    </style:style>
    <style:style style:name="P83" style:family="paragraph" style:parent-style-name="Table_20_Contents">
      <style:text-properties fo:font-size="14pt" officeooo:paragraph-rsid="001b101e" style:font-size-asian="14pt" style:font-size-complex="14pt"/>
    </style:style>
    <style:style style:name="P84" style:family="paragraph" style:parent-style-name="Table_20_Contents">
      <style:text-properties fo:font-size="14pt" officeooo:rsid="001eb7fc" officeooo:paragraph-rsid="00231732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4pt" fo:text-shadow="none" officeooo:rsid="001eb7fc" officeooo:paragraph-rsid="001eb7fc" style:font-size-asian="14pt" style:font-size-complex="14pt"/>
    </style:style>
    <style:style style:name="T1" style:family="text">
      <style:text-properties officeooo:rsid="002c58b8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1b101e" style:font-name-complex="Nirmala UI2" style:font-weight-complex="bold"/>
    </style:style>
    <style:style style:name="T7" style:family="text">
      <style:text-properties style:font-name="Nirmala UI" officeooo:rsid="00135092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officeooo:rsid="001fa79b" style:font-name-complex="Nirmala UI2"/>
    </style:style>
    <style:style style:name="T10" style:family="text">
      <style:text-properties style:font-name="Nirmala UI" officeooo:rsid="00135092" style:font-name-complex="Nirmala UI2"/>
    </style:style>
    <style:style style:name="T11" style:family="text">
      <style:text-properties style:font-name="Nirmala UI" officeooo:rsid="001b101e" style:font-name-complex="Nirmala UI2"/>
    </style:style>
    <style:style style:name="T12" style:family="text">
      <style:text-properties style:font-name="Nirmala UI" officeooo:rsid="00231732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style:font-name="Nirmala UI" fo:font-size="16pt" officeooo:rsid="001fa79b" style:font-size-asian="16pt" style:font-name-complex="Nirmala UI2" style:font-size-complex="18pt"/>
    </style:style>
    <style:style style:name="T17" style:family="text">
      <style:text-properties style:font-name="Nirmala UI" fo:font-size="16pt" officeooo:rsid="00135092" style:font-size-asian="16pt" style:font-name-complex="Nirmala UI2" style:font-size-complex="18pt"/>
    </style:style>
    <style:style style:name="T18" style:family="text">
      <style:text-properties style:font-name="Nirmala UI" fo:font-size="16pt" officeooo:rsid="001b101e" style:font-size-asian="16pt" style:font-name-complex="Nirmala UI2" style:font-size-complex="18pt"/>
    </style:style>
    <style:style style:name="T19" style:family="text">
      <style:text-properties style:font-name="Nirmala UI" fo:font-size="16pt" officeooo:rsid="00231732" style:font-size-asian="16pt" style:font-name-complex="Nirmala UI2" style:font-size-complex="18pt"/>
    </style:style>
    <style:style style:name="T20" style:family="text">
      <style:text-properties style:font-name="Nirmala UI" fo:font-size="26pt" style:font-size-asian="26pt" style:font-name-complex="Nirmala UI2" style:font-size-complex="32pt" style:font-weight-complex="bold"/>
    </style:style>
    <style:style style:name="T21" style:family="text">
      <style:text-properties style:font-name="Nirmala UI" fo:font-size="26pt" officeooo:rsid="001b101e" style:font-size-asian="26pt" style:font-name-complex="Nirmala UI2" style:font-size-complex="32pt" style:font-weight-complex="bold"/>
    </style:style>
    <style:style style:name="T22" style:family="text">
      <style:text-properties style:font-name="Nirmala UI" fo:font-size="26pt" officeooo:rsid="00135092" style:font-size-asian="26pt" style:font-name-complex="Nirmala UI2" style:font-size-complex="32pt" style:font-weight-complex="bold"/>
    </style:style>
    <style:style style:name="T23" style:family="text">
      <style:text-properties officeooo:rsid="000f5821"/>
    </style:style>
    <style:style style:name="T24" style:family="text">
      <style:text-properties officeooo:rsid="0010e9a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f5821" style:font-weight-asian="bold" style:font-weight-complex="bold"/>
    </style:style>
    <style:style style:name="T27" style:family="text">
      <style:text-properties fo:font-weight="bold" officeooo:rsid="00281e15" style:font-weight-asian="bold" style:font-weight-complex="bold"/>
    </style:style>
    <style:style style:name="T28" style:family="text">
      <style:text-properties fo:font-weight="bold" officeooo:rsid="002f4fe4" style:font-weight-asian="bold" style:font-weight-complex="bold"/>
    </style:style>
    <style:style style:name="T29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30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31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32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33" style:family="text">
      <style:text-properties fo:font-size="11pt" fo:font-weight="bold" officeooo:rsid="002f4fe4" style:font-size-asian="11pt" style:font-weight-asian="bold" style:font-weight-complex="bold"/>
    </style:style>
    <style:style style:name="T34" style:family="text">
      <style:text-properties style:font-name="Nirmala UI1" fo:font-size="14pt" officeooo:rsid="00225723" style:font-size-asian="14pt" style:font-name-complex="Nirmala UI1" style:font-size-complex="14pt"/>
    </style:style>
    <style:style style:name="T35" style:family="text">
      <style:text-properties officeooo:rsid="002facb9"/>
    </style:style>
    <style:style style:name="T36" style:family="text">
      <style:text-properties officeooo:rsid="001eb7fc"/>
    </style:style>
    <style:style style:name="T37" style:family="text">
      <style:text-properties officeooo:rsid="001fa79b"/>
    </style:style>
    <style:style style:name="T38" style:family="text">
      <style:text-properties officeooo:rsid="0006737a"/>
    </style:style>
    <style:style style:name="T39" style:family="text">
      <style:text-properties officeooo:rsid="003255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24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24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24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24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23">डिनर - </text:span><text:span text:style-name="T26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5"><text:s/><text:span text:style-name="T23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9"><text:span text:style-name="T5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0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6">How to use – </text:p>
      <text:p text:style-name="P47">1. Press the correct number <text:tab/>and immediately press “Enter”(Green) key on the keypad.</text:p>
      <text:p text:style-name="P47">2. To Stop the playing announcement press “Backspace”(Red) key. </text:p>
      <text:p text:style-name="P47"><text:tab/><text:tab/></text:p>
      <text:p text:style-name="P48"><text:tab/><text:tab/><text:span text:style-name="T33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78"><text:span text:style-name="T5">पुणे - </text:span><text:span text:style-name="T6">नागपुर</text:span><text:span text:style-name="T7"> </text:span></text:p>
          </table:table-cell>
          <table:table-cell table:style-name="Table2.C1" office:value-type="string">
            <text:p text:style-name="P37"/>
          </table:table-cell>
          <table:table-cell table:style-name="Table2.D1" office:value-type="string">
            <text:p text:style-name="P79"><text:span text:style-name="T6">नागपुर</text:span><text:span text:style-name="T7"> </text:span><text:span text:style-name="T5">- पुणे</text:span></text:p>
          </table:table-cell>
        </table:table-row>
        <table:table-row table:style-name="Table2.2">
          <table:table-cell table:style-name="Table2.A2" office:value-type="string">
            <text:p text:style-name="P65">41</text:p>
          </table:table-cell>
          <table:table-cell table:style-name="Table2.B2" office:value-type="string">
            <text:p text:style-name="P82"><text:span text:style-name="T4"><text:s/>पुणे- </text:span><text:span text:style-name="T9">नागपुर </text:span><text:span text:style-name="T10"><text:s/></text:span><text:span text:style-name="T4"><text:s/>जर्नी सुरु <text:s/></text:span>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83"><text:span text:style-name="T11"><text:s/>नागपुर </text:span><text:span text:style-name="T10"><text:s/></text:span><text:span text:style-name="T4">- पुणे जर्नी सुरु</text:span></text:p>
          </table:table-cell>
        </table:table-row>
        <table:table-row table:style-name="Table2.3">
          <table:table-cell table:style-name="Table2.A3" office:value-type="string">
            <text:p text:style-name="P65">42</text:p>
          </table:table-cell>
          <table:table-cell table:style-name="Table2.B3" office:value-type="string">
            <text:p text:style-name="P54"><text:s/>रांजणगाव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55"><text:s/><text:span text:style-name="T36">अमरावती </text:span></text:p>
          </table:table-cell>
        </table:table-row>
        <table:table-row table:style-name="Table2.4">
          <table:table-cell table:style-name="Table2.A3" office:value-type="string">
            <text:p text:style-name="P65">43</text:p>
          </table:table-cell>
          <table:table-cell table:style-name="Table2.B3" office:value-type="string">
            <text:p text:style-name="P57"><text:s/>शिरूर 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55"><text:s/><text:span text:style-name="T36">जालना </text:span></text:p>
          </table:table-cell>
        </table:table-row>
        <table:table-row table:style-name="Table2.5">
          <table:table-cell table:style-name="Table2.A3" office:value-type="string">
            <text:p text:style-name="P65">44</text:p>
          </table:table-cell>
          <table:table-cell table:style-name="Table2.B3" office:value-type="string">
            <text:p text:style-name="P57"><text:s/>अहमदनगर 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55"><text:s/><text:span text:style-name="T36">औरंगाबाद </text:span></text:p>
          </table:table-cell>
        </table:table-row>
        <table:table-row table:style-name="Table2.6">
          <table:table-cell table:style-name="Table2.A3" office:value-type="string">
            <text:p text:style-name="P65">45</text:p>
          </table:table-cell>
          <table:table-cell table:style-name="Table2.B3" office:value-type="string">
            <text:p text:style-name="P59"><text:s/><text:span text:style-name="T36">औरंगाबाद 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55"><text:s/><text:span text:style-name="T36">अहमदनगर </text:span></text:p>
          </table:table-cell>
        </table:table-row>
        <table:table-row table:style-name="Table2.7">
          <table:table-cell table:style-name="Table2.A3" office:value-type="string">
            <text:p text:style-name="P65">46</text:p>
          </table:table-cell>
          <table:table-cell table:style-name="Table2.B3" office:value-type="string">
            <text:p text:style-name="P57"><text:s/>जालना 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60"><text:s/><text:span text:style-name="T36">शिरूर <text:s/></text:span></text:p>
          </table:table-cell>
        </table:table-row>
        <table:table-row table:style-name="Table2.8">
          <table:table-cell table:style-name="Table2.A3" office:value-type="string">
            <text:p text:style-name="P65">47</text:p>
          </table:table-cell>
          <table:table-cell table:style-name="Table2.B3" office:value-type="string">
            <text:p text:style-name="P57"><text:s/>अमरावती 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61"><text:s/><text:span text:style-name="T37">रांजणगाव </text:span></text:p>
          </table:table-cell>
        </table:table-row>
        <table:table-row table:style-name="Table2.9">
          <table:table-cell table:style-name="Table2.A3" office:value-type="string">
            <text:p text:style-name="P65">48</text:p>
          </table:table-cell>
          <table:table-cell table:style-name="Table2.B3" office:value-type="string">
            <text:p text:style-name="P57"><text:s/>वाडी 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56"><text:s/>वाघोली</text:p>
          </table:table-cell>
        </table:table-row>
        <table:table-row table:style-name="Table2.10">
          <table:table-cell table:style-name="Table2.A3" office:value-type="string">
            <text:p text:style-name="P65">49</text:p>
          </table:table-cell>
          <table:table-cell table:style-name="Table2.B3" office:value-type="string">
            <text:p text:style-name="P57"><text:s/>रवि नगर 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57"><text:s/>चंदन नगर <text:s/>हडपसर बाईपास </text:p>
          </table:table-cell>
        </table:table-row>
        <table:table-row table:style-name="Table2.11">
          <table:table-cell table:style-name="Table2.A3" office:value-type="string">
            <text:p text:style-name="P65">50</text:p>
          </table:table-cell>
          <table:table-cell table:style-name="Table2.B3" office:value-type="string">
            <text:p text:style-name="P84"><text:span text:style-name="T12"><text:s/>धरमपेठ </text:span><text:span text:style-name="T4">भोले पेट्रोल पंप 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58"><text:s/><text:span text:style-name="T38">विमान नगर </text:span></text:p>
          </table:table-cell>
        </table:table-row>
        <table:table-row table:style-name="Table2.12">
          <table:table-cell table:style-name="Table2.A3" office:value-type="string">
            <text:p text:style-name="P65">51</text:p>
          </table:table-cell>
          <table:table-cell table:style-name="Table2.B3" office:value-type="string">
            <text:p text:style-name="P57"><text:s/>सीता बर्डी 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57"><text:s/>येरवडा </text:p>
          </table:table-cell>
        </table:table-row>
        <table:table-row table:style-name="Table2.13">
          <table:table-cell table:style-name="Table2.A3" office:value-type="string">
            <text:p text:style-name="P65">52</text:p>
          </table:table-cell>
          <table:table-cell table:style-name="Table2.B3" office:value-type="string">
            <text:p text:style-name="P85"><text:s/>आशीर्वाद बैधनाथ चौक 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57"><text:s/>संगमवाडी </text:p>
          </table:table-cell>
        </table:table-row>
        <table:table-row table:style-name="Table2.14">
          <table:table-cell table:style-name="Table2.A3" office:value-type="string">
            <text:p text:style-name="P66">53</text:p>
          </table:table-cell>
          <table:table-cell table:style-name="Table2.B3" office:value-type="string">
            <text:p text:style-name="P85"/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57"><text:s/>नाशिक फाटा </text:p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41"/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57"><text:s/>निगडी </text:p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3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3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2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62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2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62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41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62"/>
          </table:table-cell>
        </table:table-row>
        <table:table-row table:style-name="Table2.21">
          <table:table-cell table:style-name="Table2.A21" office:value-type="string">
            <text:p text:style-name="P25"><text:span text:style-name="T35">60</text:span> 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62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1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1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1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1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1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1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1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1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1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3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1"/>
          </table:table-cell>
        </table:table-row>
      </table:table>
      <text:p text:style-name="P51"><text:span text:style-name="T27">इस्तेमाल </text:span><text:span text:style-name="T25"><text:s/>– </text:span></text:p>
      <text:p text:style-name="P50"><text:span text:style-name="T4">1. </text:span><text:bookmark text:name="tw-target-text"/><text:span text:style-name="T29">सही </text:span><text:span text:style-name="T30">नंबर</text:span><text:span text:style-name="T29"> दबाएं और तुरंत कीपैड पर ग्रीन</text:span><text:span text:style-name="T31"> </text:span><text:span text:style-name="T32">बटन</text:span><text:span text:style-name="T29"> दबाएं।</text:span></text:p>
      <text:p text:style-name="P50"><text:span text:style-name="T4">2. </text:span><text:span text:style-name="T8">अन्नोउंसमेंट </text:span><text:span text:style-name="T29"><text:s/>को रोकने के लिए लाल</text:span><text:span text:style-name="T31"> </text:span><text:span text:style-name="T32">बटन</text:span><text:span text:style-name="T29"> दबाएं ।</text:span></text:p>
      <text:p text:style-name="P49"><text:s/><text:tab/><text:tab/><text:tab/><text:tab/><text:tab/><text:tab/><text:tab/><text:tab/><text:tab/><text:span text:style-name="T28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5551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ALLION ROADWAYS</text:span><text:tab/><text:tab/> <text:s text:c="7"/><text:span text:style-name="MT1">MH12KQ3699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8</meta:editing-cycles>
    <meta:creation-date>2017-04-06T11:20:00</meta:creation-date>
    <dc:date>2017-07-25T16:12:17.395255465</dc:date>
    <meta:editing-duration>P2DT7H58M26S</meta:editing-duration>
    <meta:generator>LibreOffice/4.4.6.3$Linux_X86_64 LibreOffice_project/40m0$Build-3</meta:generator>
    <meta:document-statistic meta:table-count="2" meta:image-count="0" meta:object-count="0" meta:page-count="2" meta:paragraph-count="169" meta:word-count="309" meta:character-count="1185" meta:non-whitespace-character-count="8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